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bakkuk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BAKKUK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<text:s text:c="1"/>THE SEARCH (1:1-2:13, 15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<text:s text:c="1"/>THE SEARCH (1:1-2:13, 15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Q&amp;A (1:1-1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Q&amp;A (1:1-1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Q: Will Judah be punished? (1:1-4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Q: Will Judah be punished? (1:1-4):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silence (1:1-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sins (1:3-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first Q&amp;A (1:1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Q: Will Judah be punished? (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: Judah will be punished (1:5-11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: Judah will be punished (1:5-11).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e soldiers (1:5-6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 severity (1: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symbols (1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symbols (1:8-9):<text:s text:c="1"/></text:span><text:span text:style-name="a516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Swift leopards (1:8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ierce wolves (1:8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evouring eagles (1:8c-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A: Judah will be punished (1:5-11).<text:s text:c="1"/></text:span><text:span text:style-name="a534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oldiers (1:5-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everity (1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ymbols (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corn (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first Q&amp;A (1:1-1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Q: Will Judah be punished? (1:1-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: Judah will be punished (1:5-11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SEARCH (1:1-2:13, 15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first Q&amp;A (1:1-11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second Q&amp;A (1:12-17; 2:1-13, 15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The second Q&amp;A (1:12-17; 2:1-13, 15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Q: Will Babylon be punished? (1:12-1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: Babylon will be punished (2:1-13, 15-20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A: Babylon will be punished (2:1-13, 15-20).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record (2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surance (2: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ighteous (2: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asons (2:5-13, 15-1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reasons (2:5-13, 15-19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Drunkenness and greed (2: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Brutal treatment of the nations (2: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hedding of blood (2:7-13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Being merchants of terror (2:15-16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estroying other lands (2: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Gross idolatry (2:18-1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: Babylon will be punished (2:1-13, 15-20).<text:s text:c="1"/></text:span><text:span text:style-name="a648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(2:1-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surance (2: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righteous (2: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reasons (2:5-13, 15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pect (2:2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second Q&amp;A (1:12-17; 2:1-13, 15-20)<text:s text:c="1"/></text:span><text:span text:style-name="a672" text:class-names=""/></text:p>
          </draw:text-box>
          <svg:title/>
          <svg:desc/>
        </draw:frame>
        <draw:frame draw:id="id114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Q: Will Babylon be punished? (1:12-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: Babylon will be punished (2:1-13, 15-20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7" draw:style-name="a685" draw:master-page-name="Master1-Layout12-tx-Title-and-Text" presentation:presentation-page-layout-name="Master1-PPL12" draw:id="Slide-272">
        <draw:frame draw:id="id115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SEARCH (1:1-2:13, 15-20):<text:s text:c="1"/></text:span><text:span text:style-name="a687" text:class-names=""/></text:p>
          </draw:text-box>
          <svg:title/>
          <svg:desc/>
        </draw:frame>
        <draw:frame draw:id="id116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first Q&amp;A (1:1-1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econd Q&amp;A (1:12-17; 2:1-13, 15-2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8" draw:style-name="a700" draw:master-page-name="Master1-Layout12-tx-Title-and-Text" presentation:presentation-page-layout-name="Master1-PPL12" draw:id="Slide-273">
        <draw:frame draw:id="id117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HABAKKUK 1-3<text:s text:c="1"/></text:span><text:span text:style-name="a702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SEARCH (1:1-2:13, 15-20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SOLUTION (2:14; 3:1-19): Habakkuk is reassured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SOLUTION (2:14; 3:1-19): Habakkuk is reassured.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Because of what he has heard (2:14; 3:1-2)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Because of what he has heard (2:14; 3:1-2)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About God's fame and deeds (3:1-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About the entire earth someday being filled with God's glory (2:1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LUTION (2:14; 3:1-19): Habakkuk is reassured.<text:s text:c="1"/>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Because of what he has heard (2:14; 3:1-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Because of what he now sees (3:3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Because of what he now sees (3:3-19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God's splendor (3:3-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God's strength (3:5-12, 14-15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God's strength (3:5-12, 14-15)<text:s text:c="1"/></text:span><text:span text:style-name="a772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He judges with pestilence and plague (3: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He shakes the nations, shatters the mountains, and levels the hills (3: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utterly crushes his enemies (3:7-12, 14-15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4" draw:style-name="a788" draw:master-page-name="Master1-Layout12-tx-Title-and-Text" presentation:presentation-page-layout-name="Master1-PPL12" draw:id="Slide-279">
        <draw:frame draw:id="id129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Because of what he now sees (3:3-19):<text:s text:c="1"/></text:span><text:span text:style-name="a790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God's splendor (3:3-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God's strength (3:5-12, 14-15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God's salvation (3:1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's security (3:16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-title-Title-Slide" presentation:presentation-page-layout-name="Master1-PPL1" draw:id="Slide-280">
        <draw:frame draw:id="id131" presentation:style-name="a813" draw:name="Title 1" svg:x="1.38in" svg:y="0.83in" svg:width="10.3in" svg:height="4.42in" presentation:class="title" presentation:placeholder="false">
          <draw:text-box>
            <text:p text:style-name="a812" text:class-names="" text:cond-style-name=""><text:span text:style-name="a810" text:class-names=""><text:s text:c="1"/>God's security (3:16-19):<text:s text:c="1"/></text:span><text:span text:style-name="a811" text:class-names=""/></text:p>
          </draw:text-box>
          <svg:title/>
          <svg:desc/>
        </draw:frame>
        <draw:frame draw:id="id132" presentation:style-name="a818" draw:name="Subtitle 2" svg:x="1.38in" svg:y="5.25in" svg:width="10.3in" svg:height="1.85in" presentation:class="subtitle" presentation:placeholder="false">
          <draw:text-box>
            <text:p text:style-name="a815" text:class-names="" text:cond-style-name=""><text:span text:style-name="a814" text:class-names=""><text:s text:c="1"/>Trust God in time of fear (3:16)<text:s text:c="1"/></text:span></text:p>
            <text:p text:style-name="a817" text:class-names="" text:cond-style-name=""><text:span text:style-name="a816" text:class-names=""/></text:p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Because of what he now sees (3:3-19):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God's splendor (3:3-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God's strength (3:5-12, 14-1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God's salvation (3:13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God's security (3:16-19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7" draw:style-name="a840" draw:master-page-name="Master1-Layout12-tx-Title-and-Text" presentation:presentation-page-layout-name="Master1-PPL12" draw:id="Slide-282">
        <draw:frame draw:id="id135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SOLUTION (2:14; 3:1-19): Habakkuk is reassured.<text:s text:c="1"/></text:span><text:span text:style-name="a842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Because of what he has heard (2:14; 3:1-2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Because of what he now sees (3:3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HABAKKUK 1-3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SEARCH (1:1-2:13, 15-20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OLUTION (2:14; 3:1-19): Habakkuk is reassured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-title-Title-Slide" presentation:presentation-page-layout-name="Master1-PPL1" draw:id="Slide-284">
        <draw:frame draw:id="id139" presentation:style-name="a874" draw:name="Title 1" svg:x="1.38in" svg:y="0.83in" svg:width="10.3in" svg:height="4.42in" presentation:class="title" presentation:placeholder="false">
          <draw:text-box>
            <text:p text:style-name="a873" text:class-names="" text:cond-style-name=""><text:span text:style-name="a871" text:class-names="">Habakkuk</text:span><text:span text:style-name="a872" text:class-names=""/></text:p>
          </draw:text-box>
          <svg:title/>
          <svg:desc/>
        </draw:frame>
        <draw:frame draw:id="id140" presentation:style-name="a8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bakkuk</dc:title>
    <meta:initial-creator>David STRICKLAND</meta:initial-creator>
    <dc:creator>David STRICKLAND</dc:creator>
    <meta:creation-date>2020-02-22T17:31:59Z</meta:creation-date>
    <dc:date>2020-02-22T17:32:00Z</dc:date>
    <meta:template xlink:href="BibleStudy" xlink:type="simple"/>
    <meta:editing-cycles>1</meta:editing-cycles>
    <meta:editing-duration>PT0S</meta:editing-duration>
    <meta:document-statistic meta:paragraph-count="96" meta:word-count="814"/>
  </office:meta>
</office:document-meta>
</file>